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532_2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68" calcext:value-type="float">
            <text:p>79.68</text:p>
          </table:table-cell>
          <table:table-cell office:value-type="float" office:value="5.35" calcext:value-type="float">
            <text:p>5.35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0 kWh</text:p>
          </table:table-cell>
          <table:table-cell office:value-type="float" office:value="954.28" calcext:value-type="float">
            <text:p>954.2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7</text:p>
          </table:table-cell>
          <table:table-cell office:value-type="float" office:value="11.21" calcext:value-type="float">
            <text:p>11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37.84" calcext:value-type="float">
            <text:p>1137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36" calcext:value-type="float">
            <text:p>79.36</text:p>
          </table:table-cell>
          <table:table-cell office:value-type="float" office:value="15.59" calcext:value-type="float">
            <text:p>15.5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02 kWh</text:p>
          </table:table-cell>
          <table:table-cell office:value-type="float" office:value="1254.43" calcext:value-type="float">
            <text:p>1254.4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4.21" calcext:value-type="float">
            <text:p>14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50.55" calcext:value-type="float">
            <text:p>1450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89 kWh</text:p>
          </table:table-cell>
          <table:table-cell office:value-type="float" office:value="1155.21" calcext:value-type="float">
            <text:p>1155.2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34.05" calcext:value-type="float">
            <text:p>1334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71" calcext:value-type="float">
            <text:p>78.71</text:p>
          </table:table-cell>
          <table:table-cell office:value-type="float" office:value="0.86" calcext:value-type="float">
            <text:p>0.86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91 kWh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44.12" calcext:value-type="float">
            <text:p>1344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39" calcext:value-type="float">
            <text:p>78.39</text:p>
          </table:table-cell>
          <table:table-cell office:value-type="float" office:value="2.1" calcext:value-type="float">
            <text:p>2.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0 kWh</text:p>
          </table:table-cell>
          <table:table-cell office:value-type="float" office:value="791.08" calcext:value-type="float">
            <text:p>791.08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56" calcext:value-type="float">
            <text:p>4.56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17.83" calcext:value-type="float">
            <text:p>-417.83</text:p>
          </table:table-cell>
          <table:table-cell office:value-type="string" calcext:value-type="string">
            <text:p>T-0</text:p>
          </table:table-cell>
          <table:table-cell office:value-type="float" office:value="462.7" calcext:value-type="float">
            <text:p>46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07" calcext:value-type="float">
            <text:p>78.07</text:p>
          </table:table-cell>
          <table:table-cell office:value-type="float" office:value="1.61" calcext:value-type="float">
            <text:p>1.61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4 kWh</text:p>
          </table:table-cell>
          <table:table-cell office:value-type="float" office:value="892.03" calcext:value-type="float">
            <text:p>892.0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5.59" calcext:value-type="float">
            <text:p>5.5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72.06" calcext:value-type="float">
            <text:p>-472.06</text:p>
          </table:table-cell>
          <table:table-cell office:value-type="string" calcext:value-type="string">
            <text:p>T-0</text:p>
          </table:table-cell>
          <table:table-cell office:value-type="float" office:value="565.81" calcext:value-type="float">
            <text:p>565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.75" calcext:value-type="float">
            <text:p>77.75</text:p>
          </table:table-cell>
          <table:table-cell office:value-type="float" office:value="0.51" calcext:value-type="float">
            <text:p>0.51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3 kWh</text:p>
          </table:table-cell>
          <table:table-cell office:value-type="float" office:value="732.02" calcext:value-type="float">
            <text:p>732.0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28" calcext:value-type="float">
            <text:p>4.2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86.63" calcext:value-type="float">
            <text:p>-386.63</text:p>
          </table:table-cell>
          <table:table-cell office:value-type="string" calcext:value-type="string">
            <text:p>T-0</text:p>
          </table:table-cell>
          <table:table-cell office:value-type="float" office:value="432.29" calcext:value-type="float">
            <text:p>432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53 kWh</text:p>
          </table:table-cell>
          <table:table-cell office:value-type="float" office:value="867.33" calcext:value-type="float">
            <text:p>867.3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.47" calcext:value-type="float">
            <text:p>5.4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58.3" calcext:value-type="float">
            <text:p>-458.3</text:p>
          </table:table-cell>
          <table:table-cell office:value-type="string" calcext:value-type="string">
            <text:p>T-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.45" calcext:value-type="float">
            <text:p>75.45</text:p>
          </table:table-cell>
          <table:table-cell office:value-type="float" office:value="0.54" calcext:value-type="float">
            <text:p>0.54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07 kWh</text:p>
          </table:table-cell>
          <table:table-cell office:value-type="float" office:value="1226.75" calcext:value-type="float">
            <text:p>1226.7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3.89" calcext:value-type="float">
            <text:p>13.8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03.65" calcext:value-type="float">
            <text:p>1403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72 kWh</text:p>
          </table:table-cell>
          <table:table-cell office:value-type="float" office:value="981.84" calcext:value-type="float">
            <text:p>981.8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1.44" calcext:value-type="float">
            <text:p>11.4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5.07" calcext:value-type="float">
            <text:p>1155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7 kWh</text:p>
          </table:table-cell>
          <table:table-cell office:value-type="float" office:value="733.6" calcext:value-type="float">
            <text:p>733.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28" calcext:value-type="float">
            <text:p>4.2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86.74" calcext:value-type="float">
            <text:p>-386.74</text:p>
          </table:table-cell>
          <table:table-cell office:value-type="string" calcext:value-type="string">
            <text:p>T-0</text:p>
          </table:table-cell>
          <table:table-cell office:value-type="float" office:value="431.92" calcext:value-type="float">
            <text:p>431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19 kWh</text:p>
          </table:table-cell>
          <table:table-cell office:value-type="float" office:value="600.67" calcext:value-type="float">
            <text:p>600.67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7</text:p>
          </table:table-cell>
          <table:table-cell office:value-type="float" office:value="3.64" calcext:value-type="float">
            <text:p>3.64</text:p>
          </table:table-cell>
          <table:table-cell office:value-type="float" office:value="-14.32" calcext:value-type="float">
            <text:p>-14.32</text:p>
          </table:table-cell>
          <table:table-cell office:value-type="float" office:value="-9.26" calcext:value-type="float">
            <text:p>-9.26</text:p>
          </table:table-cell>
          <table:table-cell office:value-type="float" office:value="-316.66" calcext:value-type="float">
            <text:p>-316.66</text:p>
          </table:table-cell>
          <table:table-cell office:value-type="string" calcext:value-type="string">
            <text:p>T-0</text:p>
          </table:table-cell>
          <table:table-cell office:value-type="float" office:value="368.09" calcext:value-type="float">
            <text:p>368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50:48.583000000</meta:creation-date>
    <dc:date>2018-03-27T20:57:34.657000000</dc:date>
    <meta:editing-duration>PT6M46S</meta:editing-duration>
    <meta:editing-cycles>1</meta:editing-cycles>
    <meta:document-statistic meta:table-count="1" meta:cell-count="158" meta:object-count="0"/>
    <meta:generator>LibreOffice/5.3.4.2$Windows_x86 LibreOffice_project/f82d347ccc0be322489bf7da61d7e4ad13fe2ff3</meta:generator>
  </office:meta>
</office:document-meta>
</file>